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Ubuntu" officeooo:rsid="000b299e" officeooo:paragraph-rsid="000b299e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076131" officeooo:paragraph-rsid="0007613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6pt" officeooo:rsid="00092d38" officeooo:paragraph-rsid="00092d3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6pt" officeooo:rsid="000ba19d" officeooo:paragraph-rsid="000ba19d" style:font-size-asian="16pt" style:font-size-complex="16pt"/>
    </style:style>
    <style:style style:name="T1" style:family="text">
      <style:text-properties officeooo:rsid="000cb0c0"/>
    </style:style>
    <style:style style:name="T2" style:family="text">
      <style:text-properties officeooo:rsid="000e6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FERENCES BETWEEN DIFERENTS </text:p>
      <text:p text:style-name="P2">INTERFACES OF WINDOWS</text:p>
      <text:p text:style-name="P2"/>
      <text:p text:style-name="P3">There are a lot of diferences about windows 7 and windows 8. </text:p>
      <text:p text:style-name="P3">Windows 7 used the clasical format of desktop used in a Laptops and desktops.</text:p>
      <text:p text:style-name="P3"/>
      <text:p text:style-name="P3">Windows 8 seems like it’s made for use it <text:span text:style-name="T2">i</text:span>n tables and a similar devices.</text:p>
      <text:p text:style-name="P3">The laptops and the desktops are the more popular informatic devices. </text:p>
      <text:p text:style-name="P3"/>
      <text:p text:style-name="P3">In my opinion this is the reason because they make window 11 like de old windows versions, that version is better to use in laptops and desktops.</text:p>
      <text:p text:style-name="P3"/>
      <text:p text:style-name="P4"><text:span text:style-name="T1">T</text:span>he aspect of the colors, was more luminous in windows 7 and 11 than windows 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Ubuntu" officeooo:rsid="000b299e" officeooo:paragraph-rsid="000b29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By: Antonio Gómez Pérez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8:28:51.164800253</meta:creation-date>
    <dc:date>2024-10-31T18:59:14.165265612</dc:date>
    <meta:editing-duration>PT17M4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05" meta:character-count="579" meta:non-whitespace-character-count="480"/>
  </office:meta>
</office:document-meta>
</file>